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line-height="140%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40%" fo:text-indent="0cm" style:auto-text-indent="false"/>
      <style:text-properties officeooo:paragraph-rsid="001dce87"/>
    </style:style>
    <style:style style:name="P3" style:family="paragraph" style:parent-style-name="Text_20_body">
      <style:paragraph-properties fo:margin-left="0cm" fo:margin-right="0cm" fo:line-height="140%" fo:text-indent="0cm" style:auto-text-indent="false"/>
      <style:text-properties officeooo:paragraph-rsid="001fb05c"/>
    </style:style>
    <style:style style:name="P4" style:family="paragraph" style:parent-style-name="Heading_20_2">
      <style:paragraph-properties fo:text-align="center" style:justify-single-word="false"/>
      <style:text-properties officeooo:rsid="001fee1a" officeooo:paragraph-rsid="001fee1a"/>
    </style:style>
    <style:style style:name="P5" style:family="paragraph" style:parent-style-name="Standard">
      <style:paragraph-properties fo:text-align="center" style:justify-single-word="false"/>
      <style:text-properties officeooo:rsid="001fee1a" officeooo:paragraph-rsid="001fee1a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 style:list-style-name="L1"/>
    <style:style style:name="P8" style:family="paragraph" style:parent-style-name="Standard" style:list-style-name="L1">
      <style:paragraph-properties fo:margin-left="0cm" fo:margin-right="0cm" fo:line-height="140%" fo:text-indent="0cm" style:auto-text-indent="false"/>
      <style:text-properties style:use-window-font-color="true" loext:opacity="0%" style:font-name="Lucida Console" fo:font-size="9pt" style:font-size-asian="9pt"/>
    </style:style>
    <style:style style:name="P9" style:family="paragraph" style:parent-style-name="Standard" style:list-style-name="L1">
      <style:paragraph-properties fo:margin-left="0cm" fo:margin-right="0cm" fo:line-height="140%" fo:text-indent="0cm" style:auto-text-indent="false"/>
      <style:text-properties style:use-window-font-color="true" loext:opacity="0%" style:font-name="Lucida Console" fo:font-size="9pt" officeooo:paragraph-rsid="001dce87" style:font-size-asian="9pt"/>
    </style:style>
    <style:style style:name="P10" style:family="paragraph" style:parent-style-name="Standard" style:list-style-name="L1">
      <style:text-properties style:use-window-font-color="true" loext:opacity="0%" style:font-name="Lucida Console" fo:font-size="9pt" style:font-size-asian="9pt"/>
    </style:style>
    <style:style style:name="P11" style:family="paragraph" style:parent-style-name="Standard" style:list-style-name="L1">
      <style:paragraph-properties fo:margin-left="0cm" fo:margin-right="0cm" fo:line-height="140%" fo:text-indent="0cm" style:auto-text-indent="false"/>
    </style:style>
    <style:style style:name="P12" style:family="paragraph" style:parent-style-name="Standard" style:list-style-name="L1">
      <style:paragraph-properties fo:margin-left="0cm" fo:margin-right="0cm" fo:line-height="140%" fo:text-indent="0cm" style:auto-text-indent="false"/>
      <style:text-properties officeooo:paragraph-rsid="001dce87"/>
    </style:style>
    <style:style style:name="P13" style:family="paragraph" style:parent-style-name="Standard" style:list-style-name="L1">
      <style:text-properties fo:color="#d42c3a" loext:opacity="100%" style:font-name="Lucida Console" fo:font-size="9pt" style:font-size-asian="9pt"/>
    </style:style>
    <style:style style:name="P14" style:family="paragraph" style:parent-style-name="Standard" style:list-style-name="L1">
      <style:text-properties fo:color="#1ca800" loext:opacity="100%" style:font-name="Lucida Console" fo:font-size="9pt" style:font-size-asian="9pt"/>
    </style:style>
    <style:style style:name="P15" style:family="paragraph" style:parent-style-name="Text_20_body" style:list-style-name="L1">
      <style:paragraph-properties fo:margin-left="0cm" fo:margin-right="0cm" fo:line-height="140%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line-height="140%" fo:text-indent="0cm" style:auto-text-indent="false"/>
    </style:style>
    <style:style style:name="P17" style:family="paragraph" style:parent-style-name="Text_20_body" style:list-style-name="L1">
      <style:paragraph-properties fo:margin-left="0cm" fo:margin-right="0cm" fo:line-height="140%" fo:text-indent="0cm" style:auto-text-indent="false"/>
      <style:text-properties officeooo:paragraph-rsid="001dce87"/>
    </style:style>
    <style:style style:name="P18" style:family="paragraph" style:parent-style-name="Text_20_body" style:list-style-name="L2">
      <style:paragraph-properties fo:margin-left="0cm" fo:margin-right="0cm" fo:line-height="140%" fo:text-indent="0cm" style:auto-text-indent="fals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fo:line-height="140%" fo:text-indent="0cm" style:auto-text-indent="false"/>
    </style:style>
    <style:style style:name="P20" style:family="paragraph" style:parent-style-name="Text_20_body" style:list-style-name="L2">
      <style:paragraph-properties fo:margin-left="0cm" fo:margin-right="0cm" fo:line-height="140%" fo:text-indent="0cm" style:auto-text-indent="false"/>
      <style:text-properties officeooo:paragraph-rsid="0022bd3b"/>
    </style:style>
    <style:style style:name="P21" style:family="paragraph" style:parent-style-name="Text_20_body" style:list-style-name="L2">
      <style:paragraph-properties fo:margin-left="0cm" fo:margin-right="0cm" fo:line-height="140%" fo:text-indent="0cm" style:auto-text-indent="false"/>
      <style:text-properties officeooo:paragraph-rsid="0026b199"/>
    </style:style>
    <style:style style:name="P22" style:family="paragraph" style:parent-style-name="Text_20_body" style:list-style-name="L2">
      <style:paragraph-properties fo:margin-left="0cm" fo:margin-right="0cm" fo:margin-top="0cm" fo:margin-bottom="0cm" style:contextual-spacing="false" fo:line-height="140%" fo:text-indent="0cm" style:auto-text-indent="false"/>
      <style:text-properties officeooo:paragraph-rsid="0026b199"/>
    </style:style>
    <style:style style:name="P23" style:family="paragraph" style:parent-style-name="Text_20_body" style:list-style-name="L3">
      <style:paragraph-properties fo:margin-left="0cm" fo:margin-right="0cm" fo:line-height="140%" fo:text-indent="0cm" style:auto-text-indent="false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line-height="140%" fo:text-indent="0cm" style:auto-text-indent="false"/>
    </style:style>
    <style:style style:name="P25" style:family="paragraph" style:parent-style-name="Text_20_body" style:list-style-name="L1">
      <style:paragraph-properties fo:margin-left="0cm" fo:margin-right="0cm" fo:line-height="140%" fo:text-indent="0cm" style:auto-text-indent="false"/>
      <style:text-properties officeooo:rsid="001dce87" officeooo:paragraph-rsid="001dce87"/>
    </style:style>
    <style:style style:name="P26" style:family="paragraph" style:parent-style-name="Text_20_body" style:list-style-name="L1">
      <style:paragraph-properties fo:margin-left="0cm" fo:margin-right="0cm" fo:line-height="140%" fo:text-indent="0cm" style:auto-text-indent="false"/>
      <style:text-properties fo:font-weight="bold" style:font-weight-asian="bold" style:font-weight-complex="bold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line-height="140%" fo:text-indent="0cm" style:auto-text-indent="false"/>
      <style:text-properties fo:font-weight="bold" style:font-weight-asian="bold" style:font-weight-complex="bold"/>
    </style:style>
    <style:style style:name="P28" style:family="paragraph" style:parent-style-name="Text_20_body" style:list-style-name="L1">
      <style:paragraph-properties fo:margin-left="0cm" fo:margin-right="0cm" fo:line-height="140%" fo:text-indent="0cm" style:auto-text-indent="false"/>
      <style:text-properties fo:font-weight="normal" officeooo:rsid="001dce87" officeooo:paragraph-rsid="001dce87" style:font-weight-asian="normal" style:font-weight-complex="normal"/>
    </style:style>
    <style:style style:name="P29" style:family="paragraph" style:parent-style-name="Text_20_body" style:list-style-name="L1">
      <style:paragraph-properties fo:margin-left="0cm" fo:margin-right="0cm" fo:line-height="140%" fo:text-indent="0cm" style:auto-text-indent="false"/>
      <style:text-properties officeooo:rsid="001fb05c" officeooo:paragraph-rsid="001fb05c"/>
    </style:style>
    <style:style style:name="P30" style:family="paragraph" style:parent-style-name="Text_20_body" style:list-style-name="L1">
      <style:paragraph-properties fo:margin-left="0cm" fo:margin-right="0cm" fo:margin-top="0cm" fo:margin-bottom="0cm" style:contextual-spacing="false" fo:line-height="140%" fo:text-indent="0cm" style:auto-text-indent="false"/>
      <style:text-properties fo:color="#c0a000" loext:opacity="100%" style:font-name="Lucida Console" fo:font-size="9pt" style:font-size-asian="9pt"/>
    </style:style>
    <style:style style:name="P31" style:family="paragraph" style:parent-style-name="Text_20_body" style:list-style-name="L2">
      <style:paragraph-properties fo:margin-left="0cm" fo:margin-right="0cm" fo:line-height="140%" fo:text-indent="0cm" style:auto-text-indent="false"/>
      <style:text-properties officeooo:rsid="0022bd3b" officeooo:paragraph-rsid="0022bd3b"/>
    </style:style>
    <style:style style:name="P32" style:family="paragraph" style:parent-style-name="Text_20_body" style:list-style-name="L2">
      <style:paragraph-properties fo:margin-left="0cm" fo:margin-right="0cm" fo:line-height="140%" fo:text-indent="0cm" style:auto-text-indent="false"/>
      <style:text-properties officeooo:rsid="0024b493" officeooo:paragraph-rsid="0024b493"/>
    </style:style>
    <style:style style:name="P33" style:family="paragraph" style:parent-style-name="Text_20_body" style:list-style-name="L2">
      <style:paragraph-properties fo:margin-left="0cm" fo:margin-right="0cm" fo:line-height="140%" fo:text-indent="0cm" style:auto-text-indent="false"/>
      <style:text-properties officeooo:rsid="0026b199" officeooo:paragraph-rsid="0026b199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line-height="140%" fo:text-indent="0cm" style:auto-text-indent="false"/>
      <style:text-properties officeooo:rsid="0026b199" officeooo:paragraph-rsid="0026b199"/>
    </style:style>
    <style:style style:name="P35" style:family="paragraph" style:parent-style-name="Text_20_body" style:list-style-name="L3">
      <style:paragraph-properties fo:margin-left="0cm" fo:margin-right="0cm" fo:line-height="140%" fo:text-indent="0cm" style:auto-text-indent="false"/>
      <style:text-properties style:text-underline-style="solid" style:text-underline-width="auto" style:text-underline-color="font-color" fo:font-weight="bold" officeooo:rsid="0029431a" officeooo:paragraph-rsid="0029431a" style:font-weight-asian="bold" style:font-weight-complex="bold"/>
    </style:style>
    <style:style style:name="T1" style:family="text">
      <style:text-properties loext:padding-left="0.079cm" loext:padding-right="0cm" loext:padding-top="0.049cm" loext:padding-bottom="0.049cm" loext:border-left="0.06pt solid #ffffff" loext:border-right="none" loext:border-top="0.06pt solid #ffffff" loext:border-bottom="0.06pt solid #ffffff"/>
    </style:style>
    <style:style style:name="T2" style:family="text">
      <style:text-properties officeooo:rsid="001dce87"/>
    </style:style>
    <style:style style:name="T3" style:family="text">
      <style:text-properties officeooo:rsid="001dce87" loext:padding-left="0.079cm" loext:padding-right="0cm" loext:padding-top="0.049cm" loext:padding-bottom="0.049cm" loext:border-left="0.06pt solid #ffffff" loext:border-right="none" loext:border-top="0.06pt solid #ffffff" loext:border-bottom="0.06pt solid #ffff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 loext:padding-left="0.079cm" loext:padding-right="0cm" loext:padding-top="0.049cm" loext:padding-bottom="0.049cm" loext:border-left="0.06pt solid #ffffff" loext:border-right="none" loext:border-top="0.06pt solid #ffffff" loext:border-bottom="0.06pt solid #ffffff"/>
    </style:style>
    <style:style style:name="T6" style:family="text">
      <style:text-properties fo:font-weight="normal" officeooo:rsid="001dce87" style:font-weight-asian="normal" style:font-weight-complex="normal"/>
    </style:style>
    <style:style style:name="T7" style:family="text">
      <style:text-properties fo:font-weight="normal" officeooo:rsid="001fb05c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9431a" style:font-weight-asian="bold" style:font-weight-complex="bold" loext:padding-left="0.079cm" loext:padding-right="0cm" loext:padding-top="0.049cm" loext:padding-bottom="0.049cm" loext:border-left="0.06pt solid #ffffff" loext:border-right="none" loext:border-top="0.06pt solid #ffffff" loext:border-bottom="0.06pt solid #ffffff"/>
    </style:style>
    <style:style style:name="T10" style:family="text">
      <style:text-properties style:use-window-font-color="true" loext:opacity="0%" style:font-name="Lucida Console" fo:font-size="9pt" style:font-size-asian="9pt"/>
    </style:style>
    <style:style style:name="T11" style:family="text">
      <style:text-properties fo:color="#d42c3a" loext:opacity="100%" style:font-name="Lucida Console" fo:font-size="9pt" style:font-size-asian="9pt"/>
    </style:style>
    <style:style style:name="T12" style:family="text">
      <style:text-properties fo:color="#1ca800" loext:opacity="100%" style:font-name="Lucida Console" fo:font-size="9pt" style:font-size-asian="9pt"/>
    </style:style>
    <style:style style:name="T13" style:family="text">
      <style:text-properties officeooo:rsid="001fb05c"/>
    </style:style>
    <style:style style:name="T14" style:family="text">
      <style:text-properties fo:font-style="normal" officeooo:rsid="001fb05c" style:font-style-asian="normal" style:font-style-complex="normal"/>
    </style:style>
    <style:style style:name="T15" style:family="text">
      <style:text-properties fo:color="#c0a000" loext:opacity="100%" style:font-name="Lucida Console" fo:font-size="9pt" style:font-size-asian="9pt"/>
    </style:style>
    <style:style style:name="T16" style:family="text">
      <style:text-properties officeooo:rsid="0022bd3b" loext:padding-left="0.079cm" loext:padding-right="0cm" loext:padding-top="0.049cm" loext:padding-bottom="0.049cm" loext:border-left="0.06pt solid #ffffff" loext:border-right="none" loext:border-top="0.06pt solid #ffffff" loext:border-bottom="0.06pt solid #ffffff"/>
    </style:style>
    <style:style style:name="T17" style:family="text">
      <style:text-properties officeooo:rsid="0026b199" loext:padding-left="0.079cm" loext:padding-right="0cm" loext:padding-top="0.049cm" loext:padding-bottom="0.049cm" loext:border-left="0.06pt solid #ffffff" loext:border-right="none" loext:border-top="0.06pt solid #ffffff" loext:border-bottom="0.06pt solid #ffff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list>
            <text:list-item>
              <text:p text:style-name="P15"><text:span text:style-name="T4">Ouvrir un terminal (terminal </text:span><text:span text:style-name="Emphasis"><text:span text:style-name="T4">Git Bash</text:span></text:span><text:span text:style-name="T4"> à privilégier)</text:span></text:p>
            </text:list-item>
          </text:list>
          <text:p text:style-name="P25">écrire git bash dans la barre de recherche</text:p>
        </text:list-item>
        <text:list-item>
          <text:p text:style-name="P15"><text:span text:style-name="T4">Créer, en ligne de commande, un répertoire </text:span><text:span text:style-name="Source_20_Text"><text:span text:style-name="T5">tp-git</text:span></text:span></text:p>
          <text:p text:style-name="P17"><text:span text:style-name="Source_20_Text"><text:span text:style-name="T3">(git init tp-git ou mkdir tp-git) <text:s/>créer un répertoire vide</text:span></text:span></text:p>
        </text:list-item>
        <text:list-item>
          <text:p text:style-name="P26">Se déplacer dans le répertoire</text:p>
        </text:list-item>
      </text:list>
      <text:p text:style-name="P1"><text:tab/><text:span text:style-name="T2">( cd tp-git )</text:span></text:p>
      <text:list text:continue-numbering="true" text:style-name="L1">
        <text:list-item>
          <text:p text:style-name="P26">Vérifier qu’on est dans le bon répertoire en affichant le chemin du répertoire courant</text:p>
        </text:list-item>
      </text:list>
      <text:p text:style-name="P1"><text:tab/><text:span text:style-name="T6">( </text:span><text:span text:style-name="T7">pwd</text:span><text:span text:style-name="T6">)</text:span></text:p>
      <text:list text:continue-numbering="true" text:style-name="L1">
        <text:list-item>
          <text:p text:style-name="P26">Initialiser un dépôt Git</text:p>
          <text:p text:style-name="P28">déjà initialiser avec le ( git init ) sinon faire un git init si mkdir est utilisé avant </text:p>
        </text:list-item>
        <text:list-item>
          <text:p text:style-name="P15"><text:span text:style-name="T4">Lister tous les fichiers du répertoire (y compris les fichiers cachés) pour s’assurer que le répertoire </text:span><text:span text:style-name="Source_20_Text"><text:span text:style-name="T5">.git</text:span></text:span><text:span text:style-name="T4"> à été créé</text:span></text:p>
          <text:p text:style-name="P25">( ls -a ) pour lister tout les fichiers et les fichiers cachés</text:p>
        </text:list-item>
        <text:list-item>
          <text:p text:style-name="P15">Ouvrir ce répertoire sous VS Code</text:p>
        </text:list-item>
      </text:list>
      <text:p text:style-name="P1"><text:tab/><text:span text:style-name="T2">sur vs code, ouvrir le répertoire </text:span></text:p>
      <text:list text:continue-numbering="true" text:style-name="L1">
        <text:list-item>
          <text:p text:style-name="P15"><text:span text:style-name="T4">Exécuter </text:span><text:span text:style-name="Source_20_Text"><text:span text:style-name="T5">git status</text:span></text:span><text:span text:style-name="T4"> et copier/coller la sortie</text:span></text:p>
          <text:p text:style-name="P8">nothing to commit (create/copy files and use "git add" to track)</text:p>
          <text:p text:style-name="P11"/>
        </text:list-item>
        <text:list-item>
          <text:p text:style-name="P15"><text:span text:style-name="T4">Créer le fichier </text:span><text:span text:style-name="Source_20_Text"><text:span text:style-name="T5">fichier1.md</text:span></text:span><text:span text:style-name="T4"> avec un contenu quelconque et l’enregistrer (vous pouvez utiliser VS Code pour créer et éditer des fichiers)</text:span></text:p>
          <text:list>
            <text:list-item>
              <text:p text:style-name="P27">Attention, il s’agit bien de créer un nouveau fichier, et non un répertoire. Il en sera de même tout au long de ce TP.</text:p>
            </text:list-item>
          </text:list>
        </text:list-item>
      </text:list>
      <text:p text:style-name="P2"><text:tab/><text:span text:style-name="T2">( touch fichier1) et modifier directement le fichier dans le dossier</text:span></text:p>
      <text:list text:continue-numbering="true" text:style-name="L1">
        <text:list-item>
          <text:p text:style-name="P15"><text:span text:style-name="T4">Créer le fichier </text:span><text:span text:style-name="Source_20_Text"><text:span text:style-name="T5">fichier2.md</text:span></text:span><text:span text:style-name="T4"> avec un contenu quelconque et l’enregistrer</text:span></text:p>
          <text:p text:style-name="P25">(touch fichier2) et modifier directement le fichier dans le dossier</text:p>
        </text:list-item>
        <text:list-item>
          <text:p text:style-name="P15"><text:span text:style-name="T4">Exécuter </text:span><text:span text:style-name="Source_20_Text"><text:span text:style-name="T5">git status</text:span></text:span><text:span text:style-name="T4"> et copier/coller la sortie</text:span></text:p>
          <text:p text:style-name="P9">On branch master</text:p>
          <text:p text:style-name="P10" loext:marker-style-name="T10"/>
          <text:p text:style-name="P7" loext:marker-style-name="T10"><text:span text:style-name="T10">No commits yet</text:span><text:span text:style-name="T10"/></text:p>
          <text:p text:style-name="P10" loext:marker-style-name="T10"/>
          <text:p text:style-name="P7" loext:marker-style-name="T10"><text:span text:style-name="T10">Untracked files:</text:span><text:span text:style-name="T10"/></text:p>
          <text:p text:style-name="P7" loext:marker-style-name="T10"><text:span text:style-name="T10"><text:s text:c="2"/>(use "git add &lt;file&gt;..." to include in what will be committed)</text:span><text:span text:style-name="T10"/></text:p>
          <text:p text:style-name="P7" loext:marker-style-name="T11"><text:span text:style-name="T10"><text:s text:c="8"/></text:span><text:span text:style-name="T11">fichier1</text:span></text:p>
          <text:p text:style-name="P7" loext:marker-style-name="T11"><text:soft-page-break/><text:span text:style-name="T10"><text:s text:c="8"/></text:span><text:span text:style-name="T11">fichier2</text:span></text:p>
          <text:p text:style-name="P13" loext:marker-style-name="T11"/>
          <text:p text:style-name="P7" loext:marker-style-name="T10"><text:span text:style-name="T10">nothing added to commit but untracked files present (use "git add" to track)</text:span><text:span text:style-name="T10"/></text:p>
          <text:p text:style-name="P12"/>
        </text:list-item>
        <text:list-item>
          <text:p text:style-name="P15"><text:span text:style-name="T4">Ajouter </text:span><text:span text:style-name="Source_20_Text"><text:span text:style-name="T5">fichier1.md</text:span></text:span><text:span text:style-name="T4"> à de Git (zone de </text:span><text:span text:style-name="Emphasis"><text:span text:style-name="T4">Staging</text:span></text:span><text:span text:style-name="T4">)</text:span></text:p>
          <text:p text:style-name="P8">$ git add fichier1</text:p>
          <text:p text:style-name="P8"/>
        </text:list-item>
        <text:list-item>
          <text:p text:style-name="P15"><text:span text:style-name="T4">Exécuter </text:span><text:span text:style-name="Source_20_Text"><text:span text:style-name="T5">git status</text:span></text:span><text:span text:style-name="T4"> et copier/coller la sortie</text:span></text:p>
          <text:p text:style-name="P8">On branch master</text:p>
        </text:list-item>
        <text:list-item>
          <text:p text:style-name="P10" loext:marker-style-name="T10"/>
        </text:list-item>
        <text:list-item>
          <text:p text:style-name="P7" loext:marker-style-name="T10"><text:span text:style-name="T10">No commits yet</text:span><text:span text:style-name="T10"/></text:p>
        </text:list-item>
        <text:list-item>
          <text:p text:style-name="P10" loext:marker-style-name="T10"/>
        </text:list-item>
        <text:list-item>
          <text:p text:style-name="P7" loext:marker-style-name="T10"><text:span text:style-name="T10">Changes to be committed:</text:span><text:span text:style-name="T10"/></text:p>
        </text:list-item>
        <text:list-item>
          <text:p text:style-name="P7" loext:marker-style-name="T10"><text:span text:style-name="T10"><text:s text:c="2"/>(use "git rm --cached &lt;file&gt;..." to unstage)</text:span><text:span text:style-name="T10"/></text:p>
        </text:list-item>
        <text:list-item>
          <text:p text:style-name="P7" loext:marker-style-name="T12"><text:span text:style-name="T10"><text:s text:c="8"/></text:span><text:span text:style-name="T12">new file: <text:s text:c="2"/>fichier1</text:span></text:p>
        </text:list-item>
        <text:list-item>
          <text:p text:style-name="P14" loext:marker-style-name="T12"/>
        </text:list-item>
        <text:list-item>
          <text:p text:style-name="P7" loext:marker-style-name="T10"><text:span text:style-name="T10">Untracked files:</text:span><text:span text:style-name="T10"/></text:p>
        </text:list-item>
        <text:list-item>
          <text:p text:style-name="P7" loext:marker-style-name="T10"><text:span text:style-name="T10"><text:s text:c="2"/>(use "git add &lt;file&gt;..." to include in what will be committed)</text:span><text:span text:style-name="T10"/></text:p>
        </text:list-item>
        <text:list-item>
          <text:p text:style-name="P7" loext:marker-style-name="T11"><text:span text:style-name="T10"><text:s text:c="8"/></text:span><text:span text:style-name="T11">fichier2</text:span></text:p>
          <text:p text:style-name="P11"/>
        </text:list-item>
        <text:list-item>
          <text:p text:style-name="P15"><text:span text:style-name="T4">Créer un </text:span><text:span text:style-name="Emphasis"><text:span text:style-name="T4">commit</text:span></text:span><text:span text:style-name="T4"> avec pour message : “Ajout de fichier1.md”</text:span></text:p>
          <text:p text:style-name="P25">( git commit -m « Ajout du fichier1.md»</text:p>
          <text:p text:style-name="P15"/>
        </text:list-item>
        <text:list-item>
          <text:p text:style-name="P15"><text:span text:style-name="Emphasis"><text:span text:style-name="T8">VALIDATION PROF01</text:span></text:span></text:p>
        </text:list-item>
        <text:list-item>
          <text:p text:style-name="P15"><text:span text:style-name="T4">Exécuter </text:span><text:span text:style-name="Source_20_Text"><text:span text:style-name="T5">git status</text:span></text:span><text:span text:style-name="T4"> et copier/coller la sortie</text:span></text:p>
          <text:p text:style-name="P8">$ git status</text:p>
        </text:list-item>
        <text:list-item>
          <text:p text:style-name="P7" loext:marker-style-name="T10"><text:span text:style-name="T10">On branch master</text:span><text:span text:style-name="T10"/></text:p>
        </text:list-item>
        <text:list-item>
          <text:p text:style-name="P7" loext:marker-style-name="T10"><text:span text:style-name="T10">Untracked files:</text:span><text:span text:style-name="T10"/></text:p>
        </text:list-item>
        <text:list-item>
          <text:p text:style-name="P7" loext:marker-style-name="T10"><text:span text:style-name="T10"><text:s text:c="2"/>(use "git add &lt;file&gt;..." to include in what will be committed)</text:span><text:span text:style-name="T10"/></text:p>
        </text:list-item>
        <text:list-item>
          <text:p text:style-name="P7" loext:marker-style-name="T11"><text:span text:style-name="T10"><text:s text:c="8"/></text:span><text:span text:style-name="T11">fichier2</text:span></text:p>
        </text:list-item>
        <text:list-item>
          <text:p text:style-name="P13" loext:marker-style-name="T11"/>
        </text:list-item>
        <text:list-item>
          <text:p text:style-name="P7" loext:marker-style-name="T10"><text:span text:style-name="T10">nothing added to commit but untracked files present (use "git add" to track)</text:span><text:span text:style-name="T10"/></text:p>
          <text:p text:style-name="P11"/>
        </text:list-item>
        <text:list-item>
          <text:p text:style-name="P15"><text:span text:style-name="T4">Modifier </text:span><text:span text:style-name="Source_20_Text"><text:span text:style-name="T5">fichier1.md</text:span></text:span><text:span text:style-name="T4"> et enregistrer</text:span></text:p>
          <text:p text:style-name="P29">modification du fichier1</text:p>
        </text:list-item>
        <text:list-item>
          <text:p text:style-name="P15"><text:span text:style-name="T4">Exécuter </text:span><text:span text:style-name="Source_20_Text"><text:span text:style-name="T5">git status</text:span></text:span><text:span text:style-name="T4"> et copier/coller la sortie</text:span></text:p>
          <text:p text:style-name="P8">On branch master</text:p>
        </text:list-item>
        <text:list-item>
          <text:p text:style-name="P7" loext:marker-style-name="T10"><text:span text:style-name="T10">Changes not staged for commit:</text:span><text:span text:style-name="T10"/></text:p>
        </text:list-item>
        <text:list-item>
          <text:p text:style-name="P7" loext:marker-style-name="T10"><text:span text:style-name="T10"><text:s text:c="2"/>(use "git add &lt;file&gt;..." to update what will be committed)</text:span><text:span text:style-name="T10"/></text:p>
        </text:list-item>
        <text:list-item>
          <text:p text:style-name="P7" loext:marker-style-name="T10"><text:span text:style-name="T10"><text:s text:c="2"/>(use "git restore &lt;file&gt;..." to discard changes in working directory)</text:span><text:span text:style-name="T10"/></text:p>
        </text:list-item>
        <text:list-item>
          <text:p text:style-name="P7" loext:marker-style-name="T11"><text:span text:style-name="T10"><text:s text:c="8"/></text:span><text:span text:style-name="T11">modified: <text:s text:c="2"/>fichier1</text:span></text:p>
        </text:list-item>
        <text:list-item>
          <text:p text:style-name="P13" loext:marker-style-name="T11"/>
        </text:list-item>
        <text:list-item>
          <text:p text:style-name="P7" loext:marker-style-name="T10"><text:span text:style-name="T10">Untracked files:</text:span><text:span text:style-name="T10"/></text:p>
        </text:list-item>
        <text:list-item>
          <text:p text:style-name="P7" loext:marker-style-name="T10"><text:span text:style-name="T10"><text:s text:c="2"/>(use "git add &lt;file&gt;..." to include in what will be committed)</text:span><text:span text:style-name="T10"/></text:p>
        </text:list-item>
        <text:list-item>
          <text:p text:style-name="P7" loext:marker-style-name="T11"><text:span text:style-name="T10"><text:s text:c="8"/></text:span><text:span text:style-name="T11">fichier2</text:span></text:p>
        </text:list-item>
        <text:list-item>
          <text:p text:style-name="P13" loext:marker-style-name="T11"/>
        </text:list-item>
        <text:list-item>
          <text:p text:style-name="P7" loext:marker-style-name="T10"><text:soft-page-break/><text:span text:style-name="T10">no changes added to commit (use "git add" and/or "git commit -a")</text:span><text:span text:style-name="T10"/></text:p>
          <text:p text:style-name="P11"/>
        </text:list-item>
        <text:list-item>
          <text:p text:style-name="P15"><text:span text:style-name="T4">Ajouter </text:span><text:span text:style-name="Source_20_Text"><text:span text:style-name="T5">fichier1.md</text:span></text:span><text:span text:style-name="T4"> et </text:span><text:span text:style-name="Source_20_Text"><text:span text:style-name="T5">fichier2.md</text:span></text:span><text:span text:style-name="T4"> à la zone de </text:span><text:span text:style-name="Emphasis"><text:span text:style-name="T4">Staging</text:span></text:span></text:p>
        </text:list-item>
      </text:list>
      <text:p text:style-name="P3"><text:span text:style-name="Emphasis"><text:tab/></text:span><text:span text:style-name="Emphasis"><text:span text:style-name="T13">(</text:span></text:span><text:span text:style-name="Emphasis"><text:span text:style-name="T14">git add fichier1 et git add fichier2)</text:span></text:span></text:p>
      <text:list text:continue-numbering="true" text:style-name="L1">
        <text:list-item>
          <text:p text:style-name="P15"><text:span text:style-name="T4">Créer un </text:span><text:span text:style-name="Emphasis"><text:span text:style-name="T4">commit</text:span></text:span><text:span text:style-name="T4"> “Ajout de fichier2.md et modification de fichier1.md”</text:span></text:p>
          <text:p text:style-name="P8">git commit -m "Ajout du fichier2.md"</text:p>
          <text:p text:style-name="P11"/>
        </text:list-item>
        <text:list-item>
          <text:p text:style-name="P15"><text:span text:style-name="T4">Exécuter </text:span><text:span text:style-name="Source_20_Text"><text:span text:style-name="T5">git status</text:span></text:span><text:span text:style-name="T4"> et copier/coller la sortie</text:span></text:p>
          <text:p text:style-name="P8">On branch master</text:p>
        </text:list-item>
        <text:list-item>
          <text:p text:style-name="P7" loext:marker-style-name="T10"><text:span text:style-name="T10">nothing to commit, working tree clean</text:span><text:span text:style-name="T10"/></text:p>
        </text:list-item>
        <text:list-item>
          <text:p text:style-name="P11"/>
        </text:list-item>
        <text:list-item>
          <text:p text:style-name="P15"><text:span text:style-name="T4">Copier/coller l’ID des deux premiers </text:span><text:span text:style-name="Emphasis"><text:span text:style-name="T4">commits</text:span></text:span><text:span text:style-name="T4"> (utiliser </text:span><text:span text:style-name="Source_20_Text"><text:span text:style-name="T5">log</text:span></text:span><text:span text:style-name="T4">) :</text:span></text:p>
          <text:list>
            <text:list-item>
              <text:p text:style-name="P16">ID <text:span text:style-name="Emphasis">commit</text:span> 1 : <text:span text:style-name="T15">8de9c5d5abbffd755d9576eba3d9f1498486cc07</text:span></text:p>
            </text:list-item>
            <text:list-item>
              <text:p text:style-name="P16">ID <text:span text:style-name="Emphasis">commit</text:span> 2 : <text:span text:style-name="T15">eb6288fb233e818d115f6bcd4c650ea0578ab5fe</text:span></text:p>
              <text:p text:style-name="P30"/>
            </text:list-item>
          </text:list>
        </text:list-item>
        <text:list-item>
          <text:p text:style-name="P15"><text:span text:style-name="T4">Que signifie qu’un fichier est “</text:span><text:span text:style-name="Emphasis"><text:span text:style-name="T4">tracked</text:span></text:span><text:span text:style-name="T4">” ou “</text:span><text:span text:style-name="Emphasis"><text:span text:style-name="T4">untracked</text:span></text:span><text:span text:style-name="T4">“ ?</text:span></text:p>
          <text:p text:style-name="P29">Tracked est quand il est suivi par git et untracked est quand il n’est pas suivi pas git</text:p>
        </text:list-item>
        <text:list-item>
          <text:p text:style-name="P15"><text:span text:style-name="T4">Pourquoi doit-on passer les fichiers par la zone de </text:span><text:span text:style-name="Emphasis"><text:span text:style-name="T4">Staging</text:span></text:span><text:span text:style-name="T4"> (l’index) avant de les committer ?</text:span></text:p>
          <text:p text:style-name="P29">Travailler sur plusieurs fichiers en même temps mais seulement en commit que un seul </text:p>
          <text:p text:style-name="P15"/>
        </text:list-item>
        <text:list-item>
          <text:p text:style-name="P15"><text:span text:style-name="Emphasis">VALIDATION PROF02</text:span></text:p>
        </text:list-item>
      </text:list>
      <text:p text:style-name="P1"><text:span text:style-name="Emphasis"/></text:p>
      <text:p text:style-name="P1"><text:span text:style-name="Emphasis"/></text:p>
      <text:p text:style-name="P1"><text:span text:style-name="Emphasis"/></text:p>
      <text:p text:style-name="P1"><text:span text:style-name="Emphasis"/></text:p>
      <text:p text:style-name="P1"><text:span text:style-name="Emphasis"/></text:p>
      <text:p text:style-name="P1"><text:span text:style-name="Emphasis"/></text:p>
      <text:p text:style-name="P1"><text:span text:style-name="Emphasis"/></text:p>
      <text:p text:style-name="P1"><text:span text:style-name="Emphasis"/></text:p>
      <text:p text:style-name="P1"><text:span text:style-name="Emphasis"/></text:p>
      <text:p text:style-name="P1"><text:soft-page-break/><text:span text:style-name="Emphasis">Cette partie est à faire sur le même dépôt que la partie précédente. C’est la suite.</text:span></text:p>
      <text:list text:style-name="L2">
        <text:list-item>
          <text:p text:style-name="P18">Créer une branche <text:span text:style-name="Source_20_Text"><text:span text:style-name="T1">fonctionnalite1</text:span></text:span></text:p>
          <text:p text:style-name="P20"><text:span text:style-name="Source_20_Text"><text:span text:style-name="T16">git branch fonctionnalite1</text:span></text:span></text:p>
        </text:list-item>
        <text:list-item>
          <text:p text:style-name="P18">Lister les branches</text:p>
          <text:p text:style-name="P31">git branch</text:p>
        </text:list-item>
        <text:list-item>
          <text:p text:style-name="P18">Se déplacer sur la branche <text:span text:style-name="Source_20_Text"><text:span text:style-name="T1">fonctionnalite1</text:span></text:span></text:p>
          <text:p text:style-name="P20"><text:span text:style-name="Source_20_Text"><text:span text:style-name="T16">git switch fonctionnalite1</text:span></text:span></text:p>
        </text:list-item>
        <text:list-item>
          <text:p text:style-name="P18">Lister les branches</text:p>
          <text:p text:style-name="P31">git branch</text:p>
        </text:list-item>
        <text:list-item>
          <text:p text:style-name="P18">Que représente l’étoile à côté des noms des branches ?</text:p>
          <text:p text:style-name="P32">C’est la ou on se situe </text:p>
        </text:list-item>
        <text:list-item>
          <text:p text:style-name="P18">Créer un nouveau fichier <text:span text:style-name="Source_20_Text"><text:span text:style-name="T1">fichier3.md</text:span></text:span></text:p>
          <text:p text:style-name="P20"><text:span text:style-name="Source_20_Text"><text:span text:style-name="T16">touch 3,1.md</text:span></text:span></text:p>
        </text:list-item>
        <text:list-item>
          <text:p text:style-name="P18">Modifier le fichier <text:span text:style-name="Source_20_Text"><text:span text:style-name="T1">fichier2.md</text:span></text:span></text:p>
          <text:p text:style-name="P20"><text:span text:style-name="Source_20_Text"><text:span text:style-name="T16">modifier le fichier</text:span></text:span></text:p>
          <text:list>
            <text:list-item>
              <text:p text:style-name="P19">Comment utiliser VS Code pour qu’il nous montre les différences entre l’ancienne version de <text:span text:style-name="Source_20_Text"><text:span text:style-name="T1">fichier2.md</text:span></text:span> et la version courante que l’on vient d’éditer ?</text:p>
              <text:p text:style-name="P19"/>
            </text:list-item>
          </text:list>
        </text:list-item>
        <text:list-item>
          <text:p text:style-name="P18">Committer ces deux modifications : “Fonctionnalité 1 - première phase”</text:p>
          <text:p text:style-name="P31">git add les deux éléments et git commit -m “Fonctionnalité 1,1 - première phase”</text:p>
        </text:list-item>
        <text:list-item>
          <text:p text:style-name="P18">Créer un nouveau fichier <text:span text:style-name="Source_20_Text"><text:span text:style-name="T1">fichier4.md</text:span></text:span></text:p>
          <text:p text:style-name="P20"><text:span text:style-name="Source_20_Text"><text:span text:style-name="T16">touch fichier4.md</text:span></text:span></text:p>
        </text:list-item>
        <text:list-item>
          <text:p text:style-name="P18">Modifier de nouveau le fichier <text:span text:style-name="Source_20_Text"><text:span text:style-name="T1">fichier2.md</text:span></text:span></text:p>
          <text:p text:style-name="P20"><text:span text:style-name="Source_20_Text"><text:span text:style-name="T16">modifier le fichier</text:span></text:span></text:p>
        </text:list-item>
        <text:list-item>
          <text:p text:style-name="P18">Committer ces deux modifications : “Fonctionnalité 1 – terminée”</text:p>
          <text:p text:style-name="P31">git add les deux et git commit -m “Fonctionnalité 1,1 – terminée”</text:p>
        </text:list-item>
        <text:list-item>
          <text:p text:style-name="P18"><text:span text:style-name="Emphasis">VALIDATION PROF03</text:span></text:p>
        </text:list-item>
        <text:list-item>
          <text:p text:style-name="P18"><text:soft-page-break/>Afficher la liste des fichiers du répertoire</text:p>
          <text:p text:style-name="P33">ls</text:p>
        </text:list-item>
        <text:list-item>
          <text:p text:style-name="P18">Se déplacer sur la branche <text:span text:style-name="Source_20_Text"><text:span text:style-name="T1">master</text:span></text:span></text:p>
          <text:p text:style-name="P21"><text:span text:style-name="Source_20_Text"><text:span text:style-name="T17">git switch master</text:span></text:span></text:p>
        </text:list-item>
        <text:list-item>
          <text:p text:style-name="P18">Afficher la liste des fichiers du répertoire</text:p>
          <text:p text:style-name="P33">ls</text:p>
        </text:list-item>
        <text:list-item>
          <text:p text:style-name="P18">Pourquoi les deux sorties sont-elles différentes ? Les fichiers ont-ils disparus ?</text:p>
          <text:p text:style-name="P33">Il manque le fichier3</text:p>
        </text:list-item>
        <text:list-item>
          <text:p text:style-name="P18">Créer une nouvelle branche <text:span text:style-name="Source_20_Text"><text:span text:style-name="T1">fonctionnalite2</text:span></text:span></text:p>
          <text:p text:style-name="P21"><text:span text:style-name="Source_20_Text"><text:span text:style-name="T17">git branch fonctionnalite</text:span></text:span></text:p>
          <text:list>
            <text:list-item>
              <text:p text:style-name="P22">Cette branche ne va pas avoir toutes les données incluses dans <text:span text:style-name="Source_20_Text"><text:span text:style-name="T1">fonctionnalite1</text:span></text:span>. Pourquoi ? </text:p>
              <text:p text:style-name="P34">Car la branche fonctionnalite a était créer dans la branche master et a récupérer ses fichiers</text:p>
            </text:list-item>
            <text:list-item>
              <text:p text:style-name="P22">Qu’aurait-il fallu faire si on avait souhaité démarrer la branche <text:span text:style-name="Source_20_Text"><text:span text:style-name="T1">fonctionnalite2</text:span></text:span> en intégrant les modifications récentes de <text:span text:style-name="Source_20_Text"><text:span text:style-name="T1">fonctionnalite1</text:span></text:span> ? </text:p>
              <text:p text:style-name="P34">Il fallait la créer à partir de la fonctionnalité 1</text:p>
            </text:list-item>
          </text:list>
        </text:list-item>
        <text:list-item>
          <text:p text:style-name="P18">Se déplacer sur la nouvelle branche <text:span text:style-name="Source_20_Text"><text:span text:style-name="T1">fonctionnalite2</text:span></text:span></text:p>
          <text:p text:style-name="P21"><text:span text:style-name="Source_20_Text"><text:span text:style-name="T17">git switch fonctionnalite</text:span></text:span></text:p>
        </text:list-item>
        <text:list-item>
          <text:p text:style-name="P18">Créer un nouveau fichier <text:span text:style-name="Source_20_Text"><text:span text:style-name="T1">fichier5.md</text:span></text:span></text:p>
        </text:list-item>
        <text:list-item>
          <text:p text:style-name="P18">Faire un <text:span text:style-name="Emphasis">commit</text:span> intégrant cette ajout : “Ajout fichier5.md”</text:p>
          <text:p text:style-name="P33">git add fichier 5 et git commit -m «  Ajout fichier5.md »</text:p>
        </text:list-item>
        <text:list-item>
          <text:p text:style-name="P18">Entrer la commande <text:span text:style-name="Source_20_Text"><text:span text:style-name="T1">git log --oneline --decorate --graph --all</text:span></text:span> pour visualiser, sur le terminal, le graphe des <text:span text:style-name="Emphasis">commits</text:span> sur toutes les branches</text:p>
          <text:list>
            <text:list-item>
              <text:p text:style-name="P19">Noter la « déviation » entre les deux branches, à partir de la branche <text:span text:style-name="Source_20_Text"><text:span text:style-name="T1">master</text:span></text:span> (schématisée sous forme de traits)</text:p>
            </text:list-item>
            <text:list-item>
              <text:p text:style-name="P19">l’option <text:span text:style-name="Source_20_Text"><text:span text:style-name="T1">--all</text:span></text:span> permet de visualiser toutes les branches, pas seulement celle sur laquelle on est</text:p>
            </text:list-item>
            <text:list-item>
              <text:p text:style-name="P19"><text:soft-page-break/>l’option <text:span text:style-name="Source_20_Text"><text:span text:style-name="T1">--oneline</text:span></text:span> affiche les <text:span text:style-name="Emphasis">commits</text:span> sur une seule ligne</text:p>
            </text:list-item>
            <text:list-item>
              <text:p text:style-name="P19">l’option <text:span text:style-name="Source_20_Text"><text:span text:style-name="T1">--graph</text:span></text:span> affiche le log sous forme de graphe</text:p>
            </text:list-item>
            <text:list-item>
              <text:p text:style-name="P19">(utilisez si besoin les touches haut/bas pour naviguer dans la sortie de cette commande et <text:span text:style-name="Source_20_Text"><text:span text:style-name="T1">Q</text:span></text:span> pour quitter)</text:p>
            </text:list-item>
          </text:list>
        </text:list-item>
        <text:list-item>
          <text:p text:style-name="P18">Installer l’extension VS Code <text:span text:style-name="Emphasis">Git Graph</text:span> et visualiser le graphe actuel des <text:span text:style-name="Emphasis">commits</text:span> à l’aide de cette extension</text:p>
          <text:list>
            <text:list-item>
              <text:p text:style-name="P19">Sur cette représentation, que représente les points ?</text:p>
              <text:p text:style-name="P34">Tout les commits qu’on a fait et dans l’ordre du premier a dernier</text:p>
            </text:list-item>
            <text:list-item>
              <text:p text:style-name="P19">Comment voit-on sur quelle branche on est actuellement ?</text:p>
              <text:p text:style-name="P34">Le point avec du vide dedans ou juste tout en haut</text:p>
              <text:p text:style-name="P19"/>
              <text:p text:style-name="P19"/>
            </text:list-item>
          </text:list>
        </text:list-item>
        <text:list-item>
          <text:p text:style-name="P18"><text:span text:style-name="Emphasis">VALIDATION PROF04</text:span></text:p>
        </text:list-item>
      </text:list>
      <text:p text:style-name="P1"><text:span text:style-name="Emphasis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2"><text:bookmark text:name="partie-3---fusionner-des-branches"/><text:soft-page-break/>Partie 3 - Fusionner des branches</text:h>
      <text:p text:style-name="P6"><text:span text:style-name="Emphasis">Cette partie est à faire sur le même dépôt que la partie précédente. C’est la suite.</text:span></text:p>
      <text:list text:style-name="L3">
        <text:list-item>
          <text:p text:style-name="P23">On considère que la branche originale (<text:span text:style-name="Source_20_Text"><text:span text:style-name="T1">master</text:span></text:span> ou <text:span text:style-name="Source_20_Text"><text:span text:style-name="T1">main</text:span></text:span>) est la branche d’intégration, c’est-à-dire celle qui va contenir l’historique de toutes les modifications développées au fur et à mesure dans les branches annexes</text:p>
        </text:list-item>
        <text:list-item>
          <text:p text:style-name="P23">On va maintenant fusionner la branche <text:span text:style-name="Source_20_Text"><text:span text:style-name="T1">fonctionnalite1</text:span></text:span>, qui est terminée, avec la branche d’intégration</text:p>
          <text:p text:style-name="P35">git merge fonctionnalite1</text:p>
        </text:list-item>
        <text:list-item>
          <text:p text:style-name="P23">Se déplacer sur la branche <text:span text:style-name="Source_20_Text"><text:span text:style-name="T1">master</text:span></text:span></text:p>
          <text:list>
            <text:list-item>
              <text:p text:style-name="P24">Noter le changement dans l’onglet <text:span text:style-name="Emphasis">Git Graph</text:span></text:p>
            </text:list-item>
          </text:list>
        </text:list-item>
        <text:list-item>
          <text:p text:style-name="P23">Fusionner avec la branche <text:span text:style-name="Source_20_Text"><text:span text:style-name="T1">fonctionnalite1</text:span></text:span></text:p>
          <text:p text:style-name="P35"><text:span text:style-name="Source_20_Text"><text:span text:style-name="T9">git merge fonctionnalite1</text:span></text:span></text:p>
        </text:list-item>
        <text:list-item>
          <text:p text:style-name="P23">Noter le changement dans l’onglet <text:span text:style-name="Emphasis">Git Graph</text:span>. Que signifie la mention <text:span text:style-name="Emphasis">Fast-forward</text:span> indiquée par la sortie de la commande ?</text:p>
        </text:list-item>
        <text:list-item>
          <text:p text:style-name="P23">On veut maintenant fusionner <text:span text:style-name="Source_20_Text"><text:span text:style-name="T1">fonctionnalite2</text:span></text:span> dans la branche d’intégration (<text:span text:style-name="Source_20_Text"><text:span text:style-name="T1">master</text:span></text:span>)</text:p>
        </text:list-item>
        <text:list-item>
          <text:p text:style-name="P23">Effectuer cette fusion</text:p>
        </text:list-item>
        <text:list-item>
          <text:p text:style-name="P23">Noter le changement dans l’onglet <text:span text:style-name="Emphasis">Git Graph</text:span>. Que signifie la mention <text:span text:style-name="Emphasis">Merge made by the … strategy</text:span> indiquée par la sortie de la commande ?</text:p>
        </text:list-item>
        <text:list-item>
          <text:p text:style-name="P23">Quelle est la différence fondamentale avec la fusion précédente ?</text:p>
        </text:list-item>
        <text:list-item>
          <text:p text:style-name="P23">Créer une nouvelle branche <text:span text:style-name="Source_20_Text"><text:span text:style-name="T1">fonctionnalite3</text:span></text:span>, se déplacer dessus, et modifier le fichier <text:span text:style-name="Source_20_Text"><text:span text:style-name="T1">fichier1.md</text:span></text:span> en y ajoutant une ligne de texte. Committer : “Modification fichier1 pour fonctionnalité 3”</text:p>
          <text:list>
            <text:list-item>
              <text:p text:style-name="P24">Comment utiliser <text:span text:style-name="Emphasis">Git Graph</text:span> pour qu’il nous montre les différences entre l’ancienne version de <text:span text:style-name="Source_20_Text"><text:span text:style-name="T1">fichier1.md</text:span></text:span> et la version courante que l’on vient de committer ?</text:p>
            </text:list-item>
          </text:list>
        </text:list-item>
        <text:list-item>
          <text:p text:style-name="P23">Repartir sur <text:span text:style-name="Source_20_Text"><text:span text:style-name="T1">master</text:span></text:span>, et modifier <text:span text:style-name="Source_20_Text"><text:span text:style-name="T1">fichier1.md</text:span></text:span> en y ajoutant aussi une ligne (différente de celle qu’on a ajoutée sur l’autre branche) ; ajouter à l’index et <text:span text:style-name="Emphasis">commit</text:span></text:p>
        </text:list-item>
        <text:list-item>
          <text:p text:style-name="P23">Tenter de fusionner la branche <text:span text:style-name="Source_20_Text"><text:span text:style-name="T1">fonctionnalite3</text:span></text:span> avec <text:span text:style-name="Source_20_Text"><text:span text:style-name="T1">master</text:span></text:span></text:p>
          <text:list>
            <text:list-item>
              <text:p text:style-name="P24">Que se passe-t-il et pourquoi ?</text:p>
            </text:list-item>
          </text:list>
        </text:list-item>
        <text:list-item>
          <text:p text:style-name="P23">Lancer un <text:span text:style-name="Source_20_Text"><text:span text:style-name="T1">git status</text:span></text:span></text:p>
          <text:list>
            <text:list-item>
              <text:p text:style-name="P24"><text:soft-page-break/>Que doit-on faire si on veut annuler la fusion en cours ? (<text:span text:style-name="Strong_20_Emphasis">ne pas lancer la commande</text:span>)</text:p>
            </text:list-item>
          </text:list>
        </text:list-item>
        <text:list-item>
          <text:p text:style-name="P23">On veut résoudre le conflit. Plusieurs possibilités :</text:p>
          <text:list>
            <text:list-item>
              <text:p text:style-name="P24">Conserver uniquement les modifications faites dans <text:span text:style-name="Source_20_Text"><text:span text:style-name="T1">fonctionnalite3</text:span></text:span></text:p>
            </text:list-item>
            <text:list-item>
              <text:p text:style-name="P24">Conserver uniquement les modifications faites dans <text:span text:style-name="Source_20_Text"><text:span text:style-name="T1">master</text:span></text:span></text:p>
            </text:list-item>
            <text:list-item>
              <text:p text:style-name="P24">Conserver les deux modifications</text:p>
            </text:list-item>
            <text:list-item>
              <text:p text:style-name="P24">Supprimer les deux modifications ou remanier sensiblement le fichier pour les intégrer correctement</text:p>
            </text:list-item>
          </text:list>
        </text:list-item>
        <text:list-item>
          <text:p text:style-name="P23">Git nous laisse totalement la main et ne va pas essayer d’imposer l’un de ces choix pour nous, ni nous assister dans l’application automatique de l’un d’entre eux : il faut examiner le(s) fichier(s) en conflit et éditer nous-mêmes</text:p>
        </text:list-item>
        <text:list-item>
          <text:p text:style-name="P23">Ouvrir le fichier en question sous VS Code</text:p>
          <text:list>
            <text:list-item>
              <text:p text:style-name="P24">La chaîne <text:span text:style-name="Source_20_Text"><text:span text:style-name="T1">&lt;&lt;&lt;&lt;&lt;&lt;&lt;&lt;&lt;&lt;</text:span></text:span> marque le début du conflit</text:p>
            </text:list-item>
            <text:list-item>
              <text:p text:style-name="P24">La chaîne <text:span text:style-name="Source_20_Text"><text:span text:style-name="T1">&gt;&gt;&gt;&gt;&gt;&gt;&gt;&gt;&gt;&gt;</text:span></text:span> marque la fin du conflit</text:p>
            </text:list-item>
            <text:list-item>
              <text:p text:style-name="P24">La chaîne <text:span text:style-name="Source_20_Text"><text:span text:style-name="T1">==========</text:span></text:span> sépare les deux versions</text:p>
            </text:list-item>
          </text:list>
        </text:list-item>
        <text:list-item>
          <text:p text:style-name="P23">Éditer le fichier pour faire en sorte d’intégrer les deux modifications ; à la fin de l’édition :</text:p>
          <text:list>
            <text:list-item>
              <text:p text:style-name="P24">Il ne doit plus y avoir de marques quelconques en dehors des ajouts fonctionnels originaux, c’est-à-dire pas de <text:span text:style-name="Source_20_Text"><text:span text:style-name="T1">&lt;&lt;&lt;&lt;&lt;&lt;&lt;&lt;&lt;&lt;</text:span></text:span>, ni de mentions de nom de branche, etc. : vous rendez le fichier tel qu’il doit apparaître dans le <text:span text:style-name="Emphasis">commit</text:span> de fusion, avec les conflits résolus manuellement</text:p>
            </text:list-item>
            <text:list-item>
              <text:p text:style-name="P24">Sauvegarder</text:p>
            </text:list-item>
          </text:list>
        </text:list-item>
        <text:list-item>
          <text:p text:style-name="P23">Ajouter les modification à l’index et committer</text:p>
        </text:list-item>
        <text:list-item>
          <text:p text:style-name="P23">NB : parfois, plusieurs fichiers sont en conflit ; le processus est identique, il faut juste résoudre les conflits sur tous les fichiers</text:p>
        </text:list-item>
        <text:list-item>
          <text:p text:style-name="P23">NB : les conflits de fusion sont fréquents lorsqu’on travaille en collaboration (plusieurs personnes vont travailler sur le même fichier pour remplir deux fonctionnalités différentes)</text:p>
        </text:list-item>
        <text:list-item>
          <text:p text:style-name="P23">Les branches créées n’ont plus de raison d’exister</text:p>
          <text:list>
            <text:list-item>
              <text:p text:style-name="P24">Elles avaient pour but de créer une déviation afin de travailler sur des fonctionnalités individuelles, sans interférer avec le travail des autres, avant de les fusionner dans la branche d’intégration</text:p>
            </text:list-item>
            <text:list-item>
              <text:p text:style-name="P24">On va vouloir nettoyer le dépôt en les supprimant</text:p>
            </text:list-item>
            <text:list-item>
              <text:p text:style-name="P24">Cela ne va bien sûr pas supprimer tous les <text:span text:style-name="Emphasis">commits</text:span> qui y sont associés</text:p>
            </text:list-item>
            <text:list-item>
              <text:p text:style-name="P24"><text:soft-page-break/>Attention cependant d’éviter en général de supprimer une branche qui n’a pas encore été intégrée à la branche d’intégration, sauf on souhaite vraiment abandonner le développement de cette branche</text:p>
            </text:list-item>
            <text:list-item>
              <text:p text:style-name="P24">Ne pas réutiliser une branche qui a déjà été intégrée pour démarrer une nouvelle piste : toujours utiliser une nouvelle branche</text:p>
            </text:list-item>
            <text:list-item>
              <text:p text:style-name="P24">Nouvelle tâche ? =&gt; nouvelle branche à partir d’un <text:span text:style-name="Emphasis">commit</text:span> de la branche d’intégration (en général le plus récent)</text:p>
            </text:list-item>
            <text:list-item>
              <text:p text:style-name="P24">Tâche terminée ? =&gt; fusion dans la branche d’intégration et suppression de la branche</text:p>
            </text:list-item>
          </text:list>
        </text:list-item>
        <text:list-item>
          <text:p text:style-name="P23">Supprimer les trois branches <text:span text:style-name="Source_20_Text"><text:span text:style-name="T1">fonctionnalitex</text:span></text:span> (attention : on ne peut pas supprimer une branche sur laquelle on est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8:34:10.319000000</meta:creation-date>
    <dc:date>2024-03-12T09:51:05.330000000</dc:date>
    <meta:editing-duration>PT5H2M54S</meta:editing-duration>
    <meta:editing-cycles>9</meta:editing-cycles>
    <meta:generator>LibreOffice/7.6.0.3$Windows_X86_64 LibreOffice_project/69edd8b8ebc41d00b4de3915dc82f8f0fc3b6265</meta:generator>
    <meta:document-statistic meta:table-count="0" meta:image-count="0" meta:object-count="0" meta:page-count="9" meta:paragraph-count="202" meta:word-count="1893" meta:character-count="10755" meta:non-whitespace-character-count="9154"/>
  </office:meta>
</office:document-meta>
</file>